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436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image_loader %}</text:p>
      <text:p text:style-name="Standard">{% odt_image_loader emtpy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30T12:34:58.602346440</dc:date>
    <meta:editing-duration>PT3M13S</meta:editing-duration>
    <meta:editing-cycles>6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96" meta:non-whitespace-character-count="86"/>
  </office:meta>
</office:document-meta>
</file>